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33083" officeooo:paragraph-rsid="00033083"/>
    </style:style>
    <style:style style:name="P2" style:family="paragraph" style:parent-style-name="Standard">
      <style:paragraph-properties fo:text-align="start" style:justify-single-word="false"/>
      <style:text-properties officeooo:rsid="00033083" officeooo:paragraph-rsid="00033083"/>
    </style:style>
    <style:style style:name="P3" style:family="paragraph" style:parent-style-name="Standard">
      <style:text-properties officeooo:rsid="00082996" officeooo:paragraph-rsid="00082996"/>
    </style:style>
    <style:style style:name="P4" style:family="paragraph" style:parent-style-name="Standard">
      <style:paragraph-properties fo:text-align="start" style:justify-single-word="false"/>
      <style:text-properties officeooo:rsid="0009152e" officeooo:paragraph-rsid="0009152e"/>
    </style:style>
    <style:style style:name="P5" style:family="paragraph" style:parent-style-name="Standard">
      <style:paragraph-properties fo:text-align="start" style:justify-single-word="false"/>
      <style:text-properties officeooo:rsid="0006dbac" officeooo:paragraph-rsid="0006dbac"/>
    </style:style>
    <style:style style:name="P6" style:family="paragraph" style:parent-style-name="Standard">
      <style:paragraph-properties fo:text-align="start" style:justify-single-word="false"/>
      <style:text-properties officeooo:rsid="000a3d37" officeooo:paragraph-rsid="000a3d37"/>
    </style:style>
    <style:style style:name="P7" style:family="paragraph" style:parent-style-name="Standard">
      <style:paragraph-properties fo:text-align="start" style:justify-single-word="false"/>
      <style:text-properties fo:font-style="normal" officeooo:rsid="000a3d37" officeooo:paragraph-rsid="000a3d37" style:font-style-asian="normal" style:font-style-complex="normal"/>
    </style:style>
    <style:style style:name="P8" style:family="paragraph" style:parent-style-name="Text_20_body">
      <style:paragraph-properties fo:text-align="justify" style:justify-single-word="false"/>
      <style:text-properties officeooo:rsid="000aa9de" officeooo:paragraph-rsid="000c561b"/>
    </style:style>
    <style:style style:name="P9" style:family="paragraph" style:parent-style-name="Text_20_body">
      <style:paragraph-properties fo:text-align="justify" style:justify-single-word="false"/>
      <style:text-properties officeooo:rsid="000c6ae6" officeooo:paragraph-rsid="000c6ae6"/>
    </style:style>
    <style:style style:name="P10" style:family="paragraph" style:parent-style-name="Text_20_body">
      <style:text-properties officeooo:rsid="000c7c09" officeooo:paragraph-rsid="000c7c09"/>
    </style:style>
    <style:style style:name="P11" style:family="paragraph" style:parent-style-name="Text_20_body">
      <style:text-properties officeooo:paragraph-rsid="000c7c09"/>
    </style:style>
    <style:style style:name="P12" style:family="paragraph" style:parent-style-name="Text_20_body">
      <style:text-properties officeooo:rsid="000f7147" officeooo:paragraph-rsid="000c7c09"/>
    </style:style>
    <style:style style:name="P13" style:family="paragraph" style:parent-style-name="Text_20_body" style:list-style-name="L1">
      <style:text-properties officeooo:rsid="001126bd" officeooo:paragraph-rsid="0011d517"/>
    </style:style>
    <style:style style:name="P14" style:family="paragraph" style:parent-style-name="Text_20_body">
      <style:text-properties officeooo:rsid="0011d517" officeooo:paragraph-rsid="0011d517"/>
    </style:style>
    <style:style style:name="P15" style:family="paragraph" style:parent-style-name="Text_20_body" style:list-style-name="L1">
      <style:text-properties officeooo:rsid="0011d517" officeooo:paragraph-rsid="0011d517"/>
    </style:style>
    <style:style style:name="P16" style:family="paragraph" style:parent-style-name="Text_20_body" style:list-style-name="L1">
      <style:text-properties officeooo:rsid="00126084" officeooo:paragraph-rsid="00126084"/>
    </style:style>
    <style:style style:name="P17" style:family="paragraph" style:parent-style-name="Text_20_body">
      <style:text-properties officeooo:rsid="00126084" officeooo:paragraph-rsid="00126084"/>
    </style:style>
    <style:style style:name="P18" style:family="paragraph" style:parent-style-name="Text_20_body" style:list-style-name="L1">
      <style:text-properties officeooo:rsid="00145df3" officeooo:paragraph-rsid="00145df3"/>
    </style:style>
    <style:style style:name="P19" style:family="paragraph" style:parent-style-name="Heading_20_2">
      <style:paragraph-properties fo:text-align="start" style:justify-single-word="false"/>
    </style:style>
    <style:style style:name="P20" style:family="paragraph" style:parent-style-name="Heading_20_2">
      <style:text-properties officeooo:paragraph-rsid="000c7c09"/>
    </style:style>
    <style:style style:name="P21" style:family="paragraph" style:parent-style-name="Heading_20_2">
      <style:text-properties officeooo:paragraph-rsid="000f7147"/>
    </style:style>
    <style:style style:name="T1" style:family="text">
      <style:text-properties officeooo:rsid="0009152e"/>
    </style:style>
    <style:style style:name="T2" style:family="text">
      <style:text-properties officeooo:rsid="00095fe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aa9de" style:font-style-asian="normal" style:font-style-complex="normal"/>
    </style:style>
    <style:style style:name="T6" style:family="text">
      <style:text-properties fo:font-style="normal" officeooo:rsid="000a3d37" style:font-style-asian="normal" style:font-style-complex="normal"/>
    </style:style>
    <style:style style:name="T7" style:family="text">
      <style:text-properties fo:font-style="normal" officeooo:rsid="000acb57" style:font-style-asian="normal" style:font-style-complex="normal"/>
    </style:style>
    <style:style style:name="T8" style:family="text">
      <style:text-properties fo:font-style="normal" officeooo:rsid="0009152e" style:font-style-asian="normal" style:font-style-complex="normal"/>
    </style:style>
    <style:style style:name="T9" style:family="text">
      <style:text-properties fo:font-style="normal" officeooo:rsid="000c561b" style:font-style-asian="normal" style:font-style-complex="normal"/>
    </style:style>
    <style:style style:name="T10" style:family="text">
      <style:text-properties fo:font-style="normal" officeooo:rsid="000c6ae6" style:font-style-asian="normal" style:font-style-complex="normal"/>
    </style:style>
    <style:style style:name="T11" style:family="text">
      <style:text-properties style:text-position="super 58%" fo:font-style="normal" style:font-style-asian="normal" style:font-style-complex="normal"/>
    </style:style>
    <style:style style:name="T12" style:family="text">
      <style:text-properties officeooo:rsid="000aa9de"/>
    </style:style>
    <style:style style:name="T13" style:family="text">
      <style:text-properties officeooo:rsid="000c7c09"/>
    </style:style>
    <style:style style:name="T14" style:family="text">
      <style:text-properties officeooo:rsid="000f7147"/>
    </style:style>
    <style:style style:name="T15" style:family="text">
      <style:text-properties officeooo:rsid="0011d5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5 Dev Governance – QA Dashboard</text:p>
      <text:p text:style-name="P2"/>
      <text:p text:style-name="P5">QA dashboard contains several gadgets which represent various reports about the QA <text:span text:style-name="T1">life </text:span>cycle of the latest build of a given product. These reports are generated with the information which resides in the WSO2 QA Portal data <text:span text:style-name="T1">stores</text:span>. QA Portal is a tool which helps QA team to manage the QA life cycle of WSO2 products.</text:p>
      <text:p text:style-name="P2"/>
      <text:h text:style-name="P19" text:outline-level="2"><text:span text:style-name="T2">D</text:span>eployment <text:span text:style-name="T2">G</text:span>uide</text:h>
      <text:p text:style-name="P2"/>
      <text:p text:style-name="P4">The solution consists of <text:span text:style-name="T2">three</text:span> main components including two OSGI bundles and a dashboard with five gadgets which <text:span text:style-name="T2">are needed</text:span> to be deployed in <text:a xlink:type="simple" xlink:href="http://wso2.com/products/user-engagement-server/">WSO2 UES</text:a>. <text:line-break/></text:p>
      <text:h text:style-name="Heading_20_3" text:outline-level="3"><text:tab/><text:span text:style-name="T12">Deploying OSGI bundles</text:span></text:h>
      <text:p text:style-name="P6"><text:span text:style-name="T3">QAPortalConnector-1.0.0.jar </text:span>and <text:span text:style-name="T3">QAPortalConnectorImpl-1.0.0.jar </text:span><text:span text:style-name="T4">are the two bundles which contains SPI and API of the QA portal connector. These bundles depend on several 3</text:span><text:span text:style-name="T11">rd</text:span><text:span text:style-name="T4"> party bundles <text:s text:c="2"/>which are available </text:span><text:span text:style-name="T5">in</text:span><text:span text:style-name="T4"> the components folder </text:span><text:span text:style-name="T5">under the solution distribution package</text:span><text:span text:style-name="T4">. All of these jar files are needed to be copied in to the &lt;wso2-ues-root&gt;/repository/components/dropins/ folder.</text:span></text:p>
      <text:p text:style-name="P7"><text:tab/></text:p>
      <text:h text:style-name="Heading_20_3" text:outline-level="3"><text:span text:style-name="T4"><text:tab/></text:span><text:span text:style-name="T5">Deploying Dashboard and gadgets</text:span></text:h>
      <text:p text:style-name="P8"><text:span text:style-name="T4">Gadgets folder of the distribution </text:span><text:span text:style-name="T7">package</text:span><text:span text:style-name="T4"> contains five gadgets. These gadgets </text:span><text:span text:style-name="T7">should</text:span><text:span text:style-name="T4"> be copied to the </text:span><text:span text:style-name="T6">&lt;wso2-ues-root&gt;/repository/</text:span><text:span text:style-name="T4">deployment/server/jaggeryapps/portal/gadgets folder. After that, these gadgets should be published so that they </text:span><text:span text:style-name="T7">will be</text:span><text:span text:style-name="T4"> available in the store. </text:span><text:span text:style-name="T7">See the guide on </text:span><text:a xlink:type="simple" xlink:href="https://docs.wso2.org/display/UES100/Creating+a+Gadget#CreatingaGadget-Publishingagadgettothestore"><text:span text:style-name="T7">publishing gadgets</text:span></text:a><text:span text:style-name="T4">. </text:span><text:span text:style-name="T7">Gadget URL should be the full URL of &lt;gadget-name&gt;.xml file. If you are doing this on a fresh copy of <text:s/></text:span><text:a xlink:type="simple" xlink:href="http://wso2.com/products/user-engagement-server/"><text:span text:style-name="T8">WSO2 UES</text:span></text:a><text:span text:style-name="T8">, </text:span><text:span text:style-name="T7">simply copying the gadgets before the first server startup, will automatically publish all the gadgets.<text:line-break/><text:line-break/></text:span><text:span text:style-name="T9">Next, c</text:span><text:a xlink:type="simple" xlink:href="https://docs.wso2.org/display/UES100/Creating+a+Dashboard"><text:span text:style-name="T9">reate a dashboard </text:span></text:a><text:span text:style-name="T9"><text:s/>named 'QADashboard'. </text:span><text:span text:style-name="T10">Save</text:span><text:span text:style-name="T9"> the dashboard </text:span><text:span text:style-name="T10">and</text:span><text:span text:style-name="T9"> replace apis,js,css folders and index.jag file available in the </text:span><text:span text:style-name="T6">&lt;wso2-ues-root&gt;/repository/</text:span><text:span text:style-name="T4">deployment/server/jaggeryapps/</text:span><text:span text:style-name="T9">QADashboard folder with the same named folders/file</text:span><text:span text:style-name="T10">s</text:span><text:span text:style-name="T9"> available in the QADashboard folder of the distribution package. Open the index.jag using the editor and replace the hostname and port in the <text:s/>following code line “UESContainer.renderGadget('store-gadget-div', "</text:span><text:a xlink:type="simple" xlink:href="http://localhost:9763/portal/gadgets/show-assets/show-assets.xml"><text:span text:style-name="T9">http://localhost:9763/portal/gadgets/show-assets/show-assets.xml</text:span></text:a><text:span text:style-name="T9">");” (available in the bottom most javascript tag) with the matching host name and port of your UES instance.</text:span></text:p>
      <text:p text:style-name="P9"><text:span text:style-name="T9">N</text:span><text:span text:style-name="T4">ext log in to the QADashboard and add previously published gadgets in to the dashboard as needed.</text:span></text:p>
      <text:h text:style-name="Heading_20_2" text:outline-level="2"><text:soft-page-break/></text:h>
      <text:h text:style-name="P20" text:outline-level="2"/>
      <text:h text:style-name="P20" text:outline-level="2"/>
      <text:h text:style-name="P20" text:outline-level="2"><text:span text:style-name="T13">U</text:span>ser <text:span text:style-name="T2">G</text:span>uide</text:h>
      <text:p text:style-name="P10">QA Dashboard by default displays the QA life cycle of the latest build of a given product. The product id (as in the QA portal data stores) should be passed to the dashboard as a query string parameter.<text:line-break/><text:line-break/>Eg: &lt;wso2-ues-root&gt;/QADashboard/index.jag?projectID=7</text:p>
      <text:p text:style-name="P12"/>
      <text:p text:style-name="P11"><text:span text:style-name="T14">There are five gadgets available for the QA Dashboard. All of them displays reports according to the test results for latest build of a given product by default.</text:span></text:p>
      <text:p text:style-name="P11"/>
      <text:list xml:id="list5302690531125775808" text:style-name="L1">
        <text:list-item>
          <text:p text:style-name="P13">Overall Test Status</text:p>
          <text:p text:style-name="P16">Displays status summary of all the test cases that are in the relevant test plan.</text:p>
        </text:list-item>
      </text:list>
      <text:p text:style-name="P17"/>
      <text:list xml:id="list144054241300320" text:continue-numbering="true" text:style-name="L1">
        <text:list-item>
          <text:p text:style-name="P13"><text:span text:style-name="T15">Automation Test Status</text:span></text:p>
          <text:p text:style-name="P16">Displays status summary of all automation tests available for the relevant test plan.</text:p>
        </text:list-item>
        <text:list-item>
          <text:p text:style-name="P15">Test Status by Priority</text:p>
          <text:p text:style-name="P16">Test status summary categorized by the test priority.</text:p>
        </text:list-item>
        <text:list-item>
          <text:p text:style-name="P15">Test Status by owners</text:p>
          <text:p text:style-name="P16">Test status summary categorized by the test owner.</text:p>
        </text:list-item>
        <text:list-item>
          <text:p text:style-name="P15">Automation Test Coverage</text:p>
          <text:p text:style-name="P18">Automation test coverage summary of all the test cases that are in the relavent test plan.</text:p>
        </text:list-item>
      </text:list>
      <text:h text:style-name="P21" text:outline-level="2"><text:span text:style-name="T2">D</text:span>eveloper <text:span text:style-name="T2">G</text:span>uide</text:h>
      <text:p text:style-name="P14">sdsdsdsd</text:p>
      <text:p text:style-name="P1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vith </meta:initial-creator>
    <meta:creation-date>2014-02-27T10:25:45.706907737</meta:creation-date>
    <dc:date>2014-03-03T14:40:53.425556135</dc:date>
    <dc:creator>Kavith </dc:creator>
    <meta:editing-duration>PT5H12M54S</meta:editing-duration>
    <meta:editing-cycles>8</meta:editing-cycles>
    <meta:generator>LibreOffice/4.1.3.2$Linux_X86_64 LibreOffice_project/410m0$Build-2</meta:generator>
    <meta:document-statistic meta:table-count="0" meta:image-count="0" meta:object-count="0" meta:page-count="2" meta:paragraph-count="25" meta:word-count="469" meta:character-count="3148" meta:non-whitespace-character-count="2695"/>
  </office:meta>
</office:document-meta>
</file>